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12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3">
      <style:table-cell-properties fo:background-color="#fff2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EVEN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 – DEC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000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10" calcext:value-type="float">
            <text:p>0110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10" calcext:value-type="float">
            <text:p>0110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11" calcext:value-type="float">
            <text:p>0111</text:p>
          </table:table-cell>
          <table:table-cell table:style-name="ce2" office:value-type="float" office:value="0" calcext:value-type="float">
            <text:p>0000</text:p>
          </table:table-cell>
          <table:table-cell table:style-name="ce3" office:value-type="float" office:value="1" calcext:value-type="float">
            <text:p>000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0" calcext:value-type="float">
            <text:p>0100</text:p>
          </table:table-cell>
          <table:table-cell table:number-columns-repeated="2" table:style-name="ce2" office:value-type="float" office:value="11" calcext:value-type="float">
            <text:p>001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00" calcext:value-type="float">
            <text:p>0100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1" calcext:value-type="float">
            <text:p>001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11" calcext:value-type="float">
            <text:p>0111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1" calcext:value-type="float">
            <text:p>001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" calcext:value-type="float">
            <text:p>0001</text:p>
          </table:table-cell>
          <table:table-cell table:number-columns-repeated="2" table:style-name="ce2" office:value-type="float" office:value="110" calcext:value-type="float">
            <text:p>0110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" calcext:value-type="float">
            <text:p>0001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10" calcext:value-type="float">
            <text:p>0110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8"/>
    </number:number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02:15.888000000</meta:creation-date>
    <dc:date>2019-03-26T17:04:55.234000000</dc:date>
    <meta:editing-duration>PT3H41M27S</meta:editing-duration>
    <meta:editing-cycles>1</meta:editing-cycles>
    <meta:document-statistic meta:table-count="1" meta:cell-count="36" meta:object-count="0"/>
    <meta:generator>LibreOffice/6.1.4.2$Windows_X86_64 LibreOffice_project/9d0f32d1f0b509096fd65e0d4bec26ddd1938fd3</meta:generator>
  </office:meta>
</office:document-meta>
</file>